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25.7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c" table:style-name="ta1">
        <table:shapes>
          <draw:frame draw:z-index="0" draw:style-name="gr1" draw:text-style-name="P1" svg:width="453.23pt" svg:height="255.23pt" svg:x="88.64pt" svg:y="179.21pt">
            <loext:p draw:notify-on-update-of-ranges="pc.D2:pc.D12 pc.H1:pc.H1 pc.H2:pc.H12 pc.D2:pc.D12 pc.L2:pc.L12 pc.D2:pc.D12 pc.M2:pc.M12 pc.D2:pc.D12 pc.J2:pc.J13 pc.N2:pc.N12 pc.N2:pc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'population size'</text:p>
          </table:table-cell>
          <table:table-cell office:value-type="string" calcext:value-type="string">
            <text:p>'tmax'</text:p>
          </table:table-cell>
          <table:table-cell office:value-type="string" calcext:value-type="string">
            <text:p>'program length'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pm'</text:p>
          </table:table-cell>
          <table:table-cell office:value-type="string" calcext:value-type="string">
            <text:p>'average t'</text:p>
          </table:table-cell>
          <table:table-cell office:value-type="string" calcext:value-type="string">
            <text:p>'max fitness'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'min fitness'</text:p>
          </table:table-cell>
          <table:table-cell office:value-type="string" calcext:value-type="string">
            <text:p>'std'</text:p>
          </table:table-cell>
          <table:table-cell office:value-type="string" calcext:value-type="string">
            <text:p>'number of best solutions'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79.3734" calcext:value-type="float">
            <text:p>79.3734</text:p>
          </table:table-cell>
          <table:table-cell office:value-type="float" office:value="0" calcext:value-type="float">
            <text:p>0</text:p>
          </table:table-cell>
          <table:table-cell office:value-type="float" office:value="-1.21" calcext:value-type="float">
            <text:p>-1.21</text:p>
          </table:table-cell>
          <table:table-cell office:value-type="float" office:value="-3" calcext:value-type="float">
            <text:p>-3</text:p>
          </table:table-cell>
          <table:table-cell office:value-type="float" office:value="0.667757" calcext:value-type="float">
            <text:p>0.667757</text:p>
          </table:table-cell>
          <table:table-cell office:value-type="float" office:value="7" calcext:value-type="float">
            <text:p>7</text:p>
          </table:table-cell>
          <table:table-cell table:formula="of:=[.H2]+[.J2]" office:value-type="float" office:value="-0.542243" calcext:value-type="float">
            <text:p>-0.542243</text:p>
          </table:table-cell>
          <table:table-cell table:formula="of:=[.H2]-[.J2]" office:value-type="float" office:value="-1.877757" calcext:value-type="float">
            <text:p>-1.877757</text:p>
          </table:table-cell>
          <table:table-cell table:formula="of:=[.J2]/SQRT(2*100)" office:value-type="float" office:value="0.0472175502884785" calcext:value-type="float">
            <text:p>0.04721755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83.8017" calcext:value-type="float">
            <text:p>83.8017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-3" calcext:value-type="float">
            <text:p>-3</text:p>
          </table:table-cell>
          <table:table-cell office:value-type="float" office:value="0.676092" calcext:value-type="float">
            <text:p>0.676092</text:p>
          </table:table-cell>
          <table:table-cell office:value-type="float" office:value="8" calcext:value-type="float">
            <text:p>8</text:p>
          </table:table-cell>
          <table:table-cell table:formula="of:=[.H3]+[.J3]" office:value-type="float" office:value="-0.553908" calcext:value-type="float">
            <text:p>-0.553908</text:p>
          </table:table-cell>
          <table:table-cell table:formula="of:=[.H3]-[.J3]" office:value-type="float" office:value="-1.906092" calcext:value-type="float">
            <text:p>-1.906092</text:p>
          </table:table-cell>
          <table:table-cell table:formula="of:=[.J3]/SQRT(2*100)" office:value-type="float" office:value="0.0478069237905975" calcext:value-type="float">
            <text:p>0.0478069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67.079" calcext:value-type="float">
            <text:p>167.079</text:p>
          </table:table-cell>
          <table:table-cell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 office:value-type="float" office:value="-3" calcext:value-type="float">
            <text:p>-3</text:p>
          </table:table-cell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formula="of:=[.H4]+[.J4]" office:value-type="float" office:value="-0.48" calcext:value-type="float">
            <text:p>-0.48</text:p>
          </table:table-cell>
          <table:table-cell table:formula="of:=[.H4]-[.J4]" office:value-type="float" office:value="-1.64" calcext:value-type="float">
            <text:p>-1.64</text:p>
          </table:table-cell>
          <table:table-cell table:formula="of:=[.J4]/SQRT(2*100)" office:value-type="float" office:value="0.0410121933088197" calcext:value-type="float">
            <text:p>0.04101219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222.882" calcext:value-type="float">
            <text:p>222.882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  <table:table-cell office:value-type="float" office:value="0.616766" calcext:value-type="float">
            <text:p>0.616766</text:p>
          </table:table-cell>
          <table:table-cell office:value-type="float" office:value="8" calcext:value-type="float">
            <text:p>8</text:p>
          </table:table-cell>
          <table:table-cell table:formula="of:=[.H5]+[.J5]" office:value-type="float" office:value="-0.523234" calcext:value-type="float">
            <text:p>-0.523234</text:p>
          </table:table-cell>
          <table:table-cell table:formula="of:=[.H5]-[.J5]" office:value-type="float" office:value="-1.756766" calcext:value-type="float">
            <text:p>-1.756766</text:p>
          </table:table-cell>
          <table:table-cell table:formula="of:=[.J5]/SQRT(2*100)" office:value-type="float" office:value="0.0436119421005302" calcext:value-type="float">
            <text:p>0.0436119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259.319" calcext:value-type="float">
            <text:p>259.319</text:p>
          </table:table-cell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3" calcext:value-type="float">
            <text:p>-3</text:p>
          </table:table-cell>
          <table:table-cell office:value-type="float" office:value="0.60959" calcext:value-type="float">
            <text:p>0.60959</text:p>
          </table:table-cell>
          <table:table-cell office:value-type="float" office:value="6" calcext:value-type="float">
            <text:p>6</text:p>
          </table:table-cell>
          <table:table-cell table:formula="of:=[.H6]+[.J6]" office:value-type="float" office:value="-0.61041" calcext:value-type="float">
            <text:p>-0.61041</text:p>
          </table:table-cell>
          <table:table-cell table:formula="of:=[.H6]-[.J6]" office:value-type="float" office:value="-1.82959" calcext:value-type="float">
            <text:p>-1.82959</text:p>
          </table:table-cell>
          <table:table-cell table:formula="of:=[.J6]/SQRT(2*100)" office:value-type="float" office:value="0.0431045222743508" calcext:value-type="float">
            <text:p>0.0431045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262.271" calcext:value-type="float">
            <text:p>262.271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3" calcext:value-type="float">
            <text:p>-3</text:p>
          </table:table-cell>
          <table:table-cell office:value-type="float" office:value="0.642729" calcext:value-type="float">
            <text:p>0.642729</text:p>
          </table:table-cell>
          <table:table-cell office:value-type="float" office:value="12" calcext:value-type="float">
            <text:p>12</text:p>
          </table:table-cell>
          <table:table-cell table:formula="of:=[.H7]+[.J7]" office:value-type="float" office:value="-0.487271" calcext:value-type="float">
            <text:p>-0.487271</text:p>
          </table:table-cell>
          <table:table-cell table:formula="of:=[.H7]-[.J7]" office:value-type="float" office:value="-1.772729" calcext:value-type="float">
            <text:p>-1.772729</text:p>
          </table:table-cell>
          <table:table-cell table:formula="of:=[.J7]/SQRT(2*100)" office:value-type="float" office:value="0.0454478034365248" calcext:value-type="float">
            <text:p>0.0454478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261.447" calcext:value-type="float">
            <text:p>261.4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.565685" calcext:value-type="float">
            <text:p>0.565685</text:p>
          </table:table-cell>
          <table:table-cell office:value-type="float" office:value="14" calcext:value-type="float">
            <text:p>14</text:p>
          </table:table-cell>
          <table:table-cell table:formula="of:=[.H8]+[.J8]" office:value-type="float" office:value="-0.434315" calcext:value-type="float">
            <text:p>-0.434315</text:p>
          </table:table-cell>
          <table:table-cell table:formula="of:=[.H8]-[.J8]" office:value-type="float" office:value="-1.565685" calcext:value-type="float">
            <text:p>-1.565685</text:p>
          </table:table-cell>
          <table:table-cell table:formula="of:=[.J8]/SQRT(2*100)" office:value-type="float" office:value="0.0399999699515512" calcext:value-type="float">
            <text:p>0.039999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220.472" calcext:value-type="float">
            <text:p>220.472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-3" calcext:value-type="float">
            <text:p>-3</text:p>
          </table:table-cell>
          <table:table-cell office:value-type="float" office:value="0.479583" calcext:value-type="float">
            <text:p>0.479583</text:p>
          </table:table-cell>
          <table:table-cell office:value-type="float" office:value="6" calcext:value-type="float">
            <text:p>6</text:p>
          </table:table-cell>
          <table:table-cell table:formula="of:=[.H9]+[.J9]" office:value-type="float" office:value="-0.620417" calcext:value-type="float">
            <text:p>-0.620417</text:p>
          </table:table-cell>
          <table:table-cell table:formula="of:=[.H9]-[.J9]" office:value-type="float" office:value="-1.579583" calcext:value-type="float">
            <text:p>-1.579583</text:p>
          </table:table-cell>
          <table:table-cell table:formula="of:=[.J9]/SQRT(2*100)" office:value-type="float" office:value="0.0339116391441788" calcext:value-type="float">
            <text:p>0.03391163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83.0749" calcext:value-type="float">
            <text:p>83.0749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-3" calcext:value-type="float">
            <text:p>-3</text:p>
          </table:table-cell>
          <table:table-cell office:value-type="float" office:value="0.577841" calcext:value-type="float">
            <text:p>0.577841</text:p>
          </table:table-cell>
          <table:table-cell office:value-type="float" office:value="6" calcext:value-type="float">
            <text:p>6</text:p>
          </table:table-cell>
          <table:table-cell table:formula="of:=[.H10]+[.J10]" office:value-type="float" office:value="-0.612159" calcext:value-type="float">
            <text:p>-0.612159</text:p>
          </table:table-cell>
          <table:table-cell table:formula="of:=[.H10]-[.J10]" office:value-type="float" office:value="-1.767841" calcext:value-type="float">
            <text:p>-1.767841</text:p>
          </table:table-cell>
          <table:table-cell table:formula="of:=[.J10]/SQRT(2*100)" office:value-type="float" office:value="0.0408595289547616" calcext:value-type="float">
            <text:p>0.0408595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76.6111" calcext:value-type="float">
            <text:p>76.61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.469042" calcext:value-type="float">
            <text:p>0.469042</text:p>
          </table:table-cell>
          <table:table-cell office:value-type="float" office:value="11" calcext:value-type="float">
            <text:p>11</text:p>
          </table:table-cell>
          <table:table-cell table:formula="of:=[.H11]+[.J11]" office:value-type="float" office:value="-0.530958" calcext:value-type="float">
            <text:p>-0.530958</text:p>
          </table:table-cell>
          <table:table-cell table:formula="of:=[.H11]-[.J11]" office:value-type="float" office:value="-1.469042" calcext:value-type="float">
            <text:p>-1.469042</text:p>
          </table:table-cell>
          <table:table-cell table:formula="of:=[.J11]/SQRT(2*100)" office:value-type="float" office:value="0.0331662778861301" calcext:value-type="float">
            <text:p>0.03316627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91.9326" calcext:value-type="float">
            <text:p>91.9326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-3" calcext:value-type="float">
            <text:p>-3</text:p>
          </table:table-cell>
          <table:table-cell office:value-type="float" office:value="0.541849" calcext:value-type="float">
            <text:p>0.541849</text:p>
          </table:table-cell>
          <table:table-cell office:value-type="float" office:value="17" calcext:value-type="float">
            <text:p>17</text:p>
          </table:table-cell>
          <table:table-cell table:formula="of:=[.H12]+[.J12]" office:value-type="float" office:value="-0.378151" calcext:value-type="float">
            <text:p>-0.378151</text:p>
          </table:table-cell>
          <table:table-cell table:formula="of:=[.H12]-[.J12]" office:value-type="float" office:value="-1.461849" calcext:value-type="float">
            <text:p>-1.461849</text:p>
          </table:table-cell>
          <table:table-cell table:formula="of:=[.J12]/SQRT(2*100)" office:value-type="float" office:value="0.038314510227915" calcext:value-type="float">
            <text:p>0.0383145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23:21:57.990413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1T23:48:20.323490973</dc:date>
    <meta:editing-duration>PT27M40S</meta:editing-duration>
    <meta:editing-cycles>6</meta:editing-cycles>
    <meta:generator>LibreOffice/5.1.4.2$Linux_X86_64 LibreOffice_project/10m0$Build-2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cm" chart:symbol-height="0.2cm" chart:link-data-style-to-source="true" chart:error-category="cell-range" chart:error-upper-range="pc.N2:pc.N12" chart:error-lower-range="pc.N2:pc.N12"/>
      <style:graphic-properties draw:stroke="dash" draw:stroke-dash="Fine_20_Dashed" svg:stroke-width="0.051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pc.N2:pc.N12" chart:error-lower-range="pc.N2:pc.N12" loext:std-weight="1"/>
      <style:graphic-properties draw:stroke="solid" svg:stroke-width="0.025cm" svg:stroke-color="#579d1c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svg:x="9.07cm" svg:y="6.718cm" style:legend-expansion="custom" chartooo:width="5.081cm" chartooo:height="1.783cm" style:legend-expansion-aspect-ratio="2.84969153112731" chart:style-name="ch2"/>
        <chart:plot-area chart:style-name="ch3" table:cell-range-address="pc.D2:pc.D12 pc.H1:pc.H12 pc.L2:pc.M12 pc.J2:pc.J13" chart:data-source-has-labels="row" svg:x="0.851cm" svg:y="0.92cm" svg:width="14.363cm" svg:height="7.901cm">
          <chartooo:coordinate-region svg:x="1.724cm" svg:y="1.418cm" svg:width="12.537cm" svg:height="7.204cm"/>
          <chart:axis chart:dimension="x" chart:name="primary-x" chart:style-name="ch4">
            <chart:grid chart:style-name="ch5" chart:class="major"/>
          </chart:axis>
          <chart:axis chart:dimension="x" chart:name="secondary-x" chart:style-name="ch6">
            <chart:title svg:x="6.486cm" svg:y="0.193cm" chart:style-name="ch7">
              <text:p>Crossover Probability</text:p>
            </chart:title>
          </chart:axis>
          <chart:axis chart:dimension="y" chart:name="primary-y" chart:style-name="ch8">
            <chart:title svg:x="0.331cm" svg:y="5.442cm" chart:style-name="ch9">
              <text:p>Fitness</text:p>
            </chart:title>
            <chart:grid chart:style-name="ch5" chart:class="major"/>
          </chart:axis>
          <chart:axis chart:dimension="y" chart:name="secondary-y" chart:style-name="ch10">
            <chart:title svg:x="15.443cm" svg:y="5.245cm" chart:style-name="ch11">
              <text:p>STD</text:p>
            </chart:title>
          </chart:axis>
          <chart:series chart:attached-axis="primary-y" chart:style-name="ch12" chart:values-cell-range-address="pc.H2:pc.H12" chart:label-cell-address="pc.H1:pc.H1" chart:class="chart:scatter">
            <chart:domain table:cell-range-address="pc.D2:pc.D12"/>
            <chart:data-point chart:repeated="11"/>
          </chart:series>
          <chart:series chart:attached-axis="primary-y" chart:style-name="ch13" chart:values-cell-range-address="pc.L2:pc.L12" loext:label-string="&quot;+STD&quot;" chart:class="chart:scatter">
            <chart:data-point chart:repeated="11"/>
          </chart:series>
          <chart:series chart:attached-axis="primary-y" chart:style-name="ch14" chart:values-cell-range-address="pc.M2:pc.M12" loext:label-string="&quot;-STD&quot;" chart:class="chart:scatter">
            <chart:data-point chart:repeated="11"/>
          </chart:series>
          <chart:series chart:attached-axis="secondary-y" chart:style-name="ch15" chart:values-cell-range-address="pc.J2:pc.J13" loext:label-string="&quot;STD Trend&quot;" chart:class="chart:scatter">
            <chart:error-indicator chart:style-name="ch16" chart:dimension="y"/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 Fitness</text:p>
                <draw:g>
                  <svg:desc>pc.H1:pc.H1</svg:desc>
                </draw:g>
              </table:table-cell>
              <table:table-cell office:value-type="string">
                <text:p>+STD</text:p>
              </table:table-cell>
              <table:table-cell office:value-type="string">
                <text:p>-STD</text:p>
              </table:table-cell>
              <table:table-cell office:value-type="string">
                <text:p>STD Trend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.D2:pc.D12</svg:desc>
                </draw:g>
              </table:table-cell>
              <table:table-cell office:value-type="float" office:value="-1.21">
                <text:p>-1.21</text:p>
                <draw:g>
                  <svg:desc>pc.H2:pc.H12</svg:desc>
                </draw:g>
              </table:table-cell>
              <table:table-cell office:value-type="float" office:value="-0.542243">
                <text:p>-0.542243</text:p>
                <draw:g>
                  <svg:desc>pc.L2:pc.L12</svg:desc>
                </draw:g>
              </table:table-cell>
              <table:table-cell office:value-type="float" office:value="-1.877757">
                <text:p>-1.877757</text:p>
                <draw:g>
                  <svg:desc>pc.M2:pc.M12</svg:desc>
                </draw:g>
              </table:table-cell>
              <table:table-cell office:value-type="float" office:value="0.667757">
                <text:p>0.667757</text:p>
                <draw:g>
                  <svg:desc>pc.J2:pc.J13</svg:desc>
                </draw:g>
              </table:table-cell>
              <table:table-cell office:value-type="float" office:value="0.0472175502884785">
                <text:p>0.0472175502884785</text:p>
                <draw:g>
                  <svg:desc>pc.N2:pc.N12</svg:desc>
                </draw:g>
              </table:table-cell>
              <table:table-cell office:value-type="float" office:value="0.0472175502884785">
                <text:p>0.0472175502884785</text:p>
                <draw:g>
                  <svg:desc>pc.N2:pc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.23">
                <text:p>-1.23</text:p>
              </table:table-cell>
              <table:table-cell office:value-type="float" office:value="-0.553908">
                <text:p>-0.553908</text:p>
              </table:table-cell>
              <table:table-cell office:value-type="float" office:value="-1.906092">
                <text:p>-1.906092</text:p>
              </table:table-cell>
              <table:table-cell office:value-type="float" office:value="0.676092">
                <text:p>0.676092</text:p>
              </table:table-cell>
              <table:table-cell office:value-type="float" office:value="0.0478069237905975">
                <text:p>0.0478069237905975</text:p>
              </table:table-cell>
              <table:table-cell office:value-type="float" office:value="0.0478069237905975">
                <text:p>0.047806923790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.06">
                <text:p>-1.06</text:p>
              </table:table-cell>
              <table:table-cell office:value-type="float" office:value="-0.48">
                <text:p>-0.48</text:p>
              </table:table-cell>
              <table:table-cell office:value-type="float" office:value="-1.64">
                <text:p>-1.64</text:p>
              </table:table-cell>
              <table:table-cell office:value-type="float" office:value="0.58">
                <text:p>0.58</text:p>
              </table:table-cell>
              <table:table-cell office:value-type="float" office:value="0.0410121933088197">
                <text:p>0.0410121933088197</text:p>
              </table:table-cell>
              <table:table-cell office:value-type="float" office:value="0.0410121933088197">
                <text:p>0.0410121933088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.14">
                <text:p>-1.14</text:p>
              </table:table-cell>
              <table:table-cell office:value-type="float" office:value="-0.523234">
                <text:p>-0.523234</text:p>
              </table:table-cell>
              <table:table-cell office:value-type="float" office:value="-1.756766">
                <text:p>-1.756766</text:p>
              </table:table-cell>
              <table:table-cell office:value-type="float" office:value="0.616766">
                <text:p>0.616766</text:p>
              </table:table-cell>
              <table:table-cell office:value-type="float" office:value="0.0436119421005302">
                <text:p>0.0436119421005302</text:p>
              </table:table-cell>
              <table:table-cell office:value-type="float" office:value="0.0436119421005302">
                <text:p>0.0436119421005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.22">
                <text:p>-1.22</text:p>
              </table:table-cell>
              <table:table-cell office:value-type="float" office:value="-0.61041">
                <text:p>-0.61041</text:p>
              </table:table-cell>
              <table:table-cell office:value-type="float" office:value="-1.82959">
                <text:p>-1.82959</text:p>
              </table:table-cell>
              <table:table-cell office:value-type="float" office:value="0.60959">
                <text:p>0.60959</text:p>
              </table:table-cell>
              <table:table-cell office:value-type="float" office:value="0.0431045222743508">
                <text:p>0.0431045222743508</text:p>
              </table:table-cell>
              <table:table-cell office:value-type="float" office:value="0.0431045222743508">
                <text:p>0.0431045222743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1.13">
                <text:p>-1.13</text:p>
              </table:table-cell>
              <table:table-cell office:value-type="float" office:value="-0.487271">
                <text:p>-0.487271</text:p>
              </table:table-cell>
              <table:table-cell office:value-type="float" office:value="-1.772729">
                <text:p>-1.772729</text:p>
              </table:table-cell>
              <table:table-cell office:value-type="float" office:value="0.642729">
                <text:p>0.642729</text:p>
              </table:table-cell>
              <table:table-cell office:value-type="float" office:value="0.0454478034365248">
                <text:p>0.0454478034365248</text:p>
              </table:table-cell>
              <table:table-cell office:value-type="float" office:value="0.0454478034365248">
                <text:p>0.0454478034365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  <table:table-cell office:value-type="float" office:value="-0.434315">
                <text:p>-0.434315</text:p>
              </table:table-cell>
              <table:table-cell office:value-type="float" office:value="-1.565685">
                <text:p>-1.565685</text:p>
              </table:table-cell>
              <table:table-cell office:value-type="float" office:value="0.565685">
                <text:p>0.565685</text:p>
              </table:table-cell>
              <table:table-cell office:value-type="float" office:value="0.0399999699515512">
                <text:p>0.0399999699515512</text:p>
              </table:table-cell>
              <table:table-cell office:value-type="float" office:value="0.0399999699515512">
                <text:p>0.0399999699515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1.1">
                <text:p>-1.1</text:p>
              </table:table-cell>
              <table:table-cell office:value-type="float" office:value="-0.620417">
                <text:p>-0.620417</text:p>
              </table:table-cell>
              <table:table-cell office:value-type="float" office:value="-1.579583">
                <text:p>-1.579583</text:p>
              </table:table-cell>
              <table:table-cell office:value-type="float" office:value="0.479583">
                <text:p>0.479583</text:p>
              </table:table-cell>
              <table:table-cell office:value-type="float" office:value="0.0339116391441788">
                <text:p>0.0339116391441788</text:p>
              </table:table-cell>
              <table:table-cell office:value-type="float" office:value="0.0339116391441788">
                <text:p>0.0339116391441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1.19">
                <text:p>-1.19</text:p>
              </table:table-cell>
              <table:table-cell office:value-type="float" office:value="-0.612159">
                <text:p>-0.612159</text:p>
              </table:table-cell>
              <table:table-cell office:value-type="float" office:value="-1.767841">
                <text:p>-1.767841</text:p>
              </table:table-cell>
              <table:table-cell office:value-type="float" office:value="0.577841">
                <text:p>0.577841</text:p>
              </table:table-cell>
              <table:table-cell office:value-type="float" office:value="0.0408595289547616">
                <text:p>0.0408595289547616</text:p>
              </table:table-cell>
              <table:table-cell office:value-type="float" office:value="0.0408595289547616">
                <text:p>0.0408595289547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  <table:table-cell office:value-type="float" office:value="-0.530958">
                <text:p>-0.530958</text:p>
              </table:table-cell>
              <table:table-cell office:value-type="float" office:value="-1.469042">
                <text:p>-1.469042</text:p>
              </table:table-cell>
              <table:table-cell office:value-type="float" office:value="0.469042">
                <text:p>0.469042</text:p>
              </table:table-cell>
              <table:table-cell office:value-type="float" office:value="0.0331662778861301">
                <text:p>0.0331662778861301</text:p>
              </table:table-cell>
              <table:table-cell office:value-type="float" office:value="0.0331662778861301">
                <text:p>0.0331662778861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92">
                <text:p>-0.92</text:p>
              </table:table-cell>
              <table:table-cell office:value-type="float" office:value="-0.378151">
                <text:p>-0.378151</text:p>
              </table:table-cell>
              <table:table-cell office:value-type="float" office:value="-1.461849">
                <text:p>-1.461849</text:p>
              </table:table-cell>
              <table:table-cell office:value-type="float" office:value="0.541849">
                <text:p>0.541849</text:p>
              </table:table-cell>
              <table:table-cell office:value-type="float" office:value="0.038314510227915">
                <text:p>0.038314510227915</text:p>
              </table:table-cell>
              <table:table-cell office:value-type="float" office:value="0.038314510227915">
                <text:p>0.038314510227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